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paragraph-properties fo:margin-top="0in" fo:margin-bottom="0in" loext:contextual-spacing="false" fo:line-height="115%"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paragraph-rsid="001fa62e" style:font-size-asian="18pt" style:font-weight-asian="bold" style:font-name-complex="Times New Roman1"/>
    </style:style>
    <style:style style:name="P2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officeooo:paragraph-rsid="001fa62e" style:font-name-complex="Times New Roman1"/>
    </style:style>
    <style:style style:name="P3" style:family="paragraph" style:parent-style-name="Standard_20__28_user_29_">
      <style:paragraph-properties fo:margin-top="0in" fo:margin-bottom="0in" loext:contextual-spacing="false" fo:line-height="115%" fo:text-align="end" style:justify-single-word="false"/>
      <style:text-properties style:font-name="Times New Roman" fo:font-size="12pt" fo:font-style="italic" officeooo:paragraph-rsid="001fa62e" style:font-size-asian="12pt" style:font-style-asian="italic" style:font-name-complex="Times New Roman1"/>
    </style:style>
    <style:style style:name="P4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fo:font-style="italic" style:text-underline-style="solid" style:text-underline-width="auto" style:text-underline-color="font-color" officeooo:paragraph-rsid="001fa62e" style:font-size-asian="12pt" style:font-style-asian="italic" style:font-name-complex="Times New Roman1" style:font-style-complex="italic"/>
    </style:style>
    <style:style style:name="P5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6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2pt" officeooo:paragraph-rsid="001fa62e" style:font-size-asian="12pt" style:font-name-complex="Times New Roman1"/>
    </style:style>
    <style:style style:name="P7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fa62e" style:font-size-asian="15pt" style:font-name-complex="Times New Roman1" style:font-size-complex="15pt"/>
    </style:style>
    <style:style style:name="P8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style:font-name="Times New Roman" fo:font-size="15pt" style:text-underline-style="solid" style:text-underline-width="auto" style:text-underline-color="font-color" officeooo:paragraph-rsid="001fa62e" style:font-size-asian="15pt" style:font-name-complex="Times New Roman1" style:font-size-complex="15pt"/>
    </style:style>
    <style:style style:name="P9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officeooo:paragraph-rsid="001fa62e"/>
    </style:style>
    <style:style style:name="P10" style:family="paragraph" style:parent-style-name="Standard_20__28_user_29_">
      <style:paragraph-properties fo:margin-top="0in" fo:margin-bottom="0in" loext:contextual-spacing="false" fo:line-height="115%" fo:text-align="justify" style:justify-single-word="false"/>
      <style:text-properties officeooo:paragraph-rsid="001fa62e"/>
    </style:style>
    <style:style style:name="P11" style:family="paragraph" style:parent-style-name="List_20_Paragraph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12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13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5pt" style:text-underline-style="solid" style:text-underline-width="auto" style:text-underline-color="font-color" officeooo:paragraph-rsid="001fa62e" style:font-size-asian="15pt" style:font-name-complex="Times New Roman1" style:font-size-complex="15pt"/>
    </style:style>
    <style:style style:name="P14" style:family="paragraph" style:parent-style-name="List_20_Paragraph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8926c" officeooo:paragraph-rsid="001fa62e" style:font-size-asian="12pt" style:font-name-complex="Times New Roman1"/>
    </style:style>
    <style:style style:name="P15" style:family="paragraph" style:parent-style-name="Standard">
      <style:paragraph-properties fo:line-height="115%"/>
      <style:text-properties officeooo:rsid="001fa62e" officeooo:paragraph-rsid="001fa62e"/>
    </style:style>
    <style:style style:name="P16" style:family="paragraph" style:parent-style-name="Standard">
      <style:paragraph-properties fo:line-height="115%"/>
      <style:text-properties officeooo:rsid="0020e20a" officeooo:paragraph-rsid="0020e20a"/>
    </style:style>
    <style:style style:name="P17" style:family="paragraph" style:parent-style-name="Standard" style:list-style-name="L2">
      <style:paragraph-properties fo:line-height="115%"/>
      <style:text-properties officeooo:rsid="001fa62e" officeooo:paragraph-rsid="001fa62e"/>
    </style:style>
    <style:style style:name="P18" style:family="paragraph" style:parent-style-name="Standard" style:list-style-name="L3">
      <style:paragraph-properties fo:line-height="115%"/>
      <style:text-properties officeooo:rsid="001fa62e" officeooo:paragraph-rsid="001fa62e"/>
    </style:style>
    <style:style style:name="P19" style:family="paragraph" style:parent-style-name="Standard" style:list-style-name="L3">
      <style:paragraph-properties fo:line-height="115%"/>
      <style:text-properties officeooo:rsid="001fa62e" officeooo:paragraph-rsid="002320a6"/>
    </style:style>
    <style:style style:name="P20" style:family="paragraph" style:parent-style-name="Standard" style:list-style-name="L4">
      <style:paragraph-properties fo:line-height="115%"/>
      <style:text-properties officeooo:rsid="001fa62e" officeooo:paragraph-rsid="001fa62e"/>
    </style:style>
    <style:style style:name="P21" style:family="paragraph" style:parent-style-name="Standard" style:list-style-name="L4">
      <style:paragraph-properties fo:line-height="115%"/>
      <style:text-properties officeooo:rsid="001fa62e" officeooo:paragraph-rsid="002420ac"/>
    </style:style>
    <style:style style:name="P22" style:family="paragraph" style:parent-style-name="Standard" style:list-style-name="L5">
      <style:paragraph-properties fo:line-height="115%"/>
      <style:text-properties officeooo:rsid="0020e20a" officeooo:paragraph-rsid="0020e20a"/>
    </style:style>
    <style:style style:name="P23" style:family="paragraph" style:parent-style-name="Standard" style:list-style-name="L5">
      <style:paragraph-properties fo:line-height="115%"/>
      <style:text-properties officeooo:rsid="0020e20a" officeooo:paragraph-rsid="002420ac"/>
    </style:style>
    <style:style style:name="P24" style:family="paragraph" style:parent-style-name="Standard" style:list-style-name="L6">
      <style:paragraph-properties fo:line-height="115%"/>
      <style:text-properties officeooo:rsid="0020e20a" officeooo:paragraph-rsid="0020e20a"/>
    </style:style>
    <style:style style:name="P25" style:family="paragraph" style:parent-style-name="Standard" style:list-style-name="L6">
      <style:paragraph-properties fo:line-height="115%"/>
      <style:text-properties officeooo:rsid="0020e20a" officeooo:paragraph-rsid="002420ac"/>
    </style:style>
    <style:style style:name="P26" style:family="paragraph" style:parent-style-name="Standard" style:list-style-name="L7">
      <style:paragraph-properties fo:line-height="115%"/>
      <style:text-properties officeooo:rsid="0020e20a" officeooo:paragraph-rsid="0020e20a"/>
    </style:style>
    <style:style style:name="P27" style:family="paragraph" style:parent-style-name="Standard" style:list-style-name="L7">
      <style:paragraph-properties fo:line-height="115%"/>
      <style:text-properties officeooo:rsid="0020e20a" officeooo:paragraph-rsid="002420ac"/>
    </style:style>
    <style:style style:name="P28" style:family="paragraph" style:parent-style-name="Standard" style:list-style-name="L8">
      <style:paragraph-properties fo:line-height="115%"/>
      <style:text-properties officeooo:rsid="0020e20a" officeooo:paragraph-rsid="0020e20a"/>
    </style:style>
    <style:style style:name="P29" style:family="paragraph" style:parent-style-name="Standard" style:list-style-name="L8">
      <style:paragraph-properties fo:line-height="115%"/>
      <style:text-properties officeooo:rsid="0020e20a" officeooo:paragraph-rsid="002420ac"/>
    </style:style>
    <style:style style:name="P30" style:family="paragraph" style:parent-style-name="Standard" style:list-style-name="L9">
      <style:paragraph-properties fo:line-height="115%"/>
      <style:text-properties officeooo:rsid="0020e20a" officeooo:paragraph-rsid="0020e20a"/>
    </style:style>
    <style:style style:name="P31" style:family="paragraph" style:parent-style-name="Standard" style:list-style-name="L9">
      <style:paragraph-properties fo:line-height="115%"/>
      <style:text-properties officeooo:rsid="0020e20a" officeooo:paragraph-rsid="002420ac"/>
    </style:style>
    <style:style style:name="P32" style:family="paragraph" style:parent-style-name="Standard" style:list-style-name="L1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1fa62e" officeooo:paragraph-rsid="001fa62e" style:font-size-asian="12pt" style:font-name-complex="Times New Roman1"/>
    </style:style>
    <style:style style:name="P33" style:family="paragraph" style:parent-style-name="Standard_20__28_user_29_" style:master-page-name="Standard">
      <style:paragraph-properties fo:margin-top="0in" fo:margin-bottom="0in" loext:contextual-spacing="false" fo:line-height="115%" fo:text-align="center" style:justify-single-word="false" style:page-number="auto"/>
      <style:text-properties style:font-name="Times New Roman" fo:font-size="18pt" style:text-underline-style="solid" style:text-underline-width="auto" style:text-underline-color="font-color" fo:font-weight="bold" officeooo:paragraph-rsid="001fa62e" style:font-size-asian="18pt" style:font-weight-asian="bold" style:font-name-complex="Times New Roman1"/>
    </style:style>
    <style:style style:name="P34" style:family="paragraph" style:parent-style-name="Standard_20__28_user_29_">
      <style:paragraph-properties fo:margin-top="0in" fo:margin-bottom="0in" loext:contextual-spacing="false" fo:line-height="115%" fo:text-align="justify" style:justify-single-word="false">
        <style:tab-stops>
          <style:tab-stop style:position="2.0728in"/>
        </style:tab-stops>
      </style:paragraph-properties>
      <style:text-properties fo:font-style="normal" style:text-underline-style="none" officeooo:rsid="00248957" officeooo:paragraph-rsid="00248957" style:font-style-asian="normal" style:font-style-complex="normal"/>
    </style:style>
    <style:style style:name="P35" style:family="paragraph" style:parent-style-name="List_20_Paragraph" style:list-style-name="WWNum9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36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37" style:family="paragraph" style:parent-style-name="List_20_Paragraph" style:list-style-name="WWNum10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paragraph-rsid="001fa62e" style:font-size-asian="12pt" style:font-name-complex="Times New Roman1"/>
    </style:style>
    <style:style style:name="P38" style:family="paragraph" style:parent-style-name="List_20_Paragraph" style:list-style-name="WWNum4">
      <style:paragraph-properties fo:margin-top="0in" fo:margin-bottom="0in" loext:contextual-spacing="false" fo:line-height="115%" fo:text-align="justify" style:justify-single-word="false">
        <style:tab-stops>
          <style:tab-stop style:position="2.5728in"/>
        </style:tab-stops>
      </style:paragraph-properties>
      <style:text-properties style:font-name="Times New Roman" fo:font-size="12pt" officeooo:rsid="00453067" officeooo:paragraph-rsid="001fa62e" style:font-size-asian="12pt" style:font-name-complex="Times New Roman1"/>
    </style:style>
    <style:style style:name="P39" style:family="paragraph" style:parent-style-name="List_20_Paragraph" style:list-style-name="WWNum10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>
        <style:tab-stops>
          <style:tab-stop style:position="2.5728in"/>
        </style:tab-stops>
      </style:paragraph-properties>
      <style:text-properties style:font-name="Times New Roman" fo:font-size="12pt" officeooo:rsid="002f9cca" officeooo:paragraph-rsid="001fa62e" style:font-size-asian="12pt" style:font-name-complex="Times New Roman1"/>
    </style:style>
    <style:style style:name="T1" style:family="text">
      <style:text-properties style:font-name="Times New Roman" fo:font-size="12pt" style:font-size-asian="12pt" style:font-name-complex="Times New Roman1"/>
    </style:style>
    <style:style style:name="T2" style:family="text">
      <style:text-properties style:font-name="Times New Roman" fo:font-size="12pt" officeooo:rsid="00424b46" style:font-size-asian="12pt" style:font-name-complex="Times New Roman1"/>
    </style:style>
    <style:style style:name="T3" style:family="text">
      <style:text-properties style:font-name="Times New Roman" fo:font-size="12pt" officeooo:rsid="003f54f9" style:font-size-asian="12pt" style:font-name-complex="Times New Roman1"/>
    </style:style>
    <style:style style:name="T4" style:family="text">
      <style:text-properties style:font-name="Times New Roman" fo:font-size="12pt" officeooo:rsid="001fa62e" style:font-size-asian="12pt" style:font-name-complex="Times New Roman1"/>
    </style:style>
    <style:style style:name="T5" style:family="text">
      <style:text-properties style:font-name="Times New Roman" fo:font-size="12pt" officeooo:rsid="00248957" style:font-size-asian="12pt" style:font-name-complex="Times New Roman1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1" style:font-style-complex="italic"/>
    </style:style>
    <style:style style:name="T7" style:family="text">
      <style:text-properties officeooo:rsid="002f9cca"/>
    </style:style>
    <style:style style:name="T8" style:family="text">
      <style:text-properties officeooo:rsid="002b1044"/>
    </style:style>
    <style:style style:name="T9" style:family="text">
      <style:text-properties officeooo:rsid="001fa62e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2234a8"/>
    </style:style>
    <style:style style:name="T12" style:family="text">
      <style:text-properties officeooo:rsid="002320a6"/>
    </style:style>
    <style:style style:name="T13" style:family="text">
      <style:text-properties officeooo:rsid="002420ac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Data Base System Implementation</text:p>
      <text:p text:style-name="P1">COP-6726</text:p>
      <text:p text:style-name="P2">Submitted by:</text:p>
      <text:p text:style-name="P3">Naman Arora</text:p>
      <text:p text:style-name="P3">UFID: 3979-0439</text:p>
      <text:p text:style-name="P3">Nikunj Sarda</text:p>
      <text:p text:style-name="P3">UFID: 9360-6581</text:p>
      <text:p text:style-name="P8">Introduction:</text:p>
      <text:p text:style-name="P10"><text:span text:style-name="T1">This document is intended to present the outcomes and the process of the completed work for the Project </text:span><text:span text:style-name="T4">3</text:span><text:span text:style-name="T1">. The </text:span><text:span text:style-name="T5">relational operations Sum, Remove Duplicates, Join, GroupBy for </text:span><text:span text:style-name="T1">DB file implementation has been successfully materialized and tested. The repository for all the work is present </text:span><text:a xlink:type="simple" xlink:href="https://gitlab.com/r0ck3r008/database-from-scratch" text:style-name="ListLabel_20_16" text:visited-style-name="ListLabel_20_16"><text:span text:style-name="Internet_20_link"><text:span text:style-name="T1">here</text:span></text:span></text:a><text:span text:style-name="T1">.</text:span></text:p>
      <text:p text:style-name="P6"/>
      <text:p text:style-name="P7">Source File Hierarchy:</text:p>
      <text:p text:style-name="P9"><text:span text:style-name="T1">The directories are arranged in a flat manner with the exception of exactly three, </text:span><text:span text:style-name="T6">viz. </text:span><text:span text:style-name="T1">bin/, tpch-dbgen/ and tmp/. The bin/ directory is the output destination for the dbfile, </text:span><text:span text:style-name="T6">i.e. </text:span><text:span text:style-name="T1">dbfile directory. The tpch-dbgen is the git repository for the TPCH sub program. </text:span><text:span text:style-name="T2">Please make sure the tpch-dbgen/*.tbl files are present BEFORE test is run.</text:span></text:p>
      <text:p text:style-name="P34"><text:span text:style-name="T3">N</text:span><text:span text:style-name="T1">ote that the we need flex version to higher than 2.6 to run the above implementation to not get <text:s/>below error:</text:span></text:p>
      <text:p text:style-name="P34"><text:span text:style-name="T1">“lexer_func.l:67:1: error: ‘yyfunclineno’ undeclared (first use in this function); did you mean ‘yyfuncleng’?”</text:span></text:p>
      <text:p text:style-name="P34"><text:span text:style-name="T1">while running the make to generate test.out file.</text:span></text:p>
      <text:p text:style-name="P4"/>
      <text:p text:style-name="P7">The compilation process:</text:p>
      <text:p text:style-name="P5">The compilation process is accomplished by a recursive call to Makefiles in each subdirectory by the Makefile in the src/ directory.</text:p>
      <text:p text:style-name="P5">The provided NamanArora_NikunjSarda_p<text:span text:style-name="T9">3</text:span>.zip has one sub-directory, src/.</text:p>
      <text:p text:style-name="P11">$&gt; unzip NamanArora_NikunjSarda_p<text:span text:style-name="T9">3</text:span>.zip</text:p>
      <text:p text:style-name="P11">$&gt; cd proj<text:span text:style-name="T9">3</text:span></text:p>
      <text:p text:style-name="P5">Now to build:</text:p>
      <text:p text:style-name="P11">$&gt; make</text:p>
      <text:p text:style-name="P14">The above command will create all the <text:span text:style-name="T7">binaries, test.out, gtest.out, test_heap.out and test_bigq.out along with tpch-dbgen/dbgen</text:span>.</text:p>
      <text:p text:style-name="P5">To generate tpch-dbgen files (tpch-dbgen/ sub-dir is always compiled with all of the above targets)</text:p>
      <text:list xml:id="list3781966709" text:style-name="WWNum9">
        <text:list-item>
          <text:p text:style-name="P35">$&gt; cd tpch-dbgen/</text:p>
        </text:list-item>
      </text:list>
      <text:list xml:id="list1295977713" text:style-name="WWNum4">
        <text:list-item>
          <text:p text:style-name="P36">$&gt; ./dbgen &lt;options&gt; -s &lt;size&gt;</text:p>
        </text:list-item>
        <text:list-item>
          <text:p text:style-name="P38">$&gt; sync</text:p>
        </text:list-item>
      </text:list>
      <text:p text:style-name="P5">All the available relation binary files are available in bin/</text:p>
      <text:p text:style-name="P5">To clean the repository, <text:span text:style-name="T7">not including files in bin/ and *.tbl files</text:span>,</text:p>
      <text:list xml:id="list149740050" text:style-name="WWNum10">
        <text:list-item>
          <text:p text:style-name="P37">$&gt; make clean</text:p>
          <text:p text:style-name="P39"><text:soft-page-break/>To clean the repository, including files in bin/ and tpch-dbgen/*.tbl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39"/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39"><text:s text:c="11"/>$&gt; make distclean</text:p>
        </text:list-item>
      </text:list>
      <text:p text:style-name="P12"/>
      <text:p text:style-name="P13">Change log:</text:p>
      <text:list xml:id="list4104609938" text:style-name="L1">
        <text:list-item>
          <text:p text:style-name="P32"><text:span text:style-name="T8">A</text:span>dded group_by.h and group_by.cc as the implementation of the GroupBy operation</text:p>
        </text:list-item>
        <text:list-item>
          <text:p text:style-name="P32"><text:span text:style-name="T8">A</text:span>dded join.h and join.cc as the implementation of the Join operation</text:p>
        </text:list-item>
        <text:list-item>
          <text:p text:style-name="P32">Added rem_dup.h and rem_dup.cc as the implementation of the remove Duplicate operation</text:p>
        </text:list-item>
        <text:list-item>
          <text:p text:style-name="P32">Added sum.h and sum.cc as the implementation of the sum operation</text:p>
        </text:list-item>
        <text:list-item>
          <text:p text:style-name="P32">Added sel_file.h and sel_file.cc as the implementation to select file</text:p>
        </text:list-item>
        <text:list-item>
          <text:p text:style-name="P32">Added sel_pipe.h and sel_pipe.cc as the implementation to select pipe</text:p>
        </text:list-item>
        <text:list-item>
          <text:p text:style-name="P32">Added write.h and write.cc as the implementation of the writing a file</text:p>
        </text:list-item>
        <text:list-item>
          <text:p text:style-name="P32">Added project.h and project.cc as the implementation to select project</text:p>
        </text:list-item>
      </text:list>
      <text:p text:style-name="P12"/>
      <text:p text:style-name="P15"><text:span text:style-name="T10">group_by.cc</text:span>:</text:p>
      <text:list xml:id="list3077004536" text:style-name="L2">
        <text:list-item>
          <text:p text:style-name="P17">void mk_grps(struct grp_args *arg, vector&lt;Record *&gt; &amp;grps, vector&lt;struct grp_args *&gt; &amp;args):This functions receives vectors in form of pointers pointing to constant memory location so that vectors are not copies across functions</text:p>
        </text:list-item>
        <text:list-item>
          <text:p text:style-name="P17">void push_results(struct grp_args *arg, vector&lt;struct grp_args *&gt; &amp;args): <text:span text:style-name="T11">Put the results in the out pipe</text:span></text:p>
        </text:list-item>
        <text:list-item>
          <text:p text:style-name="P17">void *grp_thr(void *a): <text:span text:style-name="T12">Function to create a thread for the group</text:span></text:p>
        </text:list-item>
        <text:list-item>
          <text:p text:style-name="P17">GroupBy :: GroupBy(): <text:span text:style-name="T11">Constructor of the class to initialize initial argument</text:span></text:p>
        </text:list-item>
        <text:list-item>
          <text:p text:style-name="P17">GroupBy :: ~GroupBy(): <text:span text:style-name="T11">Destructor of the class to destroy class variable </text:span></text:p>
        </text:list-item>
        <text:list-item>
          <text:p text:style-name="P17">void GroupBy :: Run(Pipe *in_pipe, Pipe *out_pipe, OrderMaker *order, Function *func): <text:span text:style-name="T11">Public function called from outside the class to start the GroupBy operation</text:span></text:p>
        </text:list-item>
        <text:list-item>
          <text:p text:style-name="P17">void GroupBy :: WaitUntilDone(): <text:span text:style-name="T12">Function to pause future threads till current thread is completed</text:span></text:p>
        </text:list-item>
        <text:list-item>
          <text:p text:style-name="P17">void GroupBy :: Use_n_Pages(int n): <text:span text:style-name="T12">Function to decide number of pages to be used</text:span></text:p>
        </text:list-item>
      </text:list>
      <text:p text:style-name="P15"/>
      <text:p text:style-name="P15"><text:span text:style-name="T10">join.cc</text:span>:</text:p>
      <text:list xml:id="list3035682493" text:style-name="L3">
        <text:list-item>
          <text:p text:style-name="P18">void sort_merge(struct join_args *arg): <text:span text:style-name="T12">Function to merge 2 given records in sorted manner</text:span></text:p>
        </text:list-item>
        <text:list-item>
          <text:p text:style-name="P18">void nested_loop(struct join_args *arg): <text:span text:style-name="T12">Function to do record join using nested loop</text:span></text:p>
        </text:list-item>
        <text:list-item>
          <text:p text:style-name="P18">void *join_thr(void *a): <text:span text:style-name="T12">Function to create a thread for the Join</text:span></text:p>
        </text:list-item>
        <text:list-item>
          <text:p text:style-name="P18">Join :: Join(): <text:span text:style-name="T12">Constructor of the class to initialize initial argument</text:span></text:p>
        </text:list-item>
        <text:list-item>
          <text:p text:style-name="P18">Join :: ~Join(): <text:span text:style-name="T12">Destructor of the class to destroy class variable</text:span></text:p>
        </text:list-item>
        <text:list-item>
          <text:p text:style-name="P19">void Join :: Run(Pipe *in_pipeL, Pipe *in_pipeR, Pipe *out_pipe, CNF *cnf, Record *literal, Schema *schL, Schema *schR): <text:span text:style-name="T11">Public function called from outside the class to start the Join operation</text:span></text:p>
        </text:list-item>
        <text:list-item>
          <text:p text:style-name="P19">void Join :: WaitUntilDone(): <text:span text:style-name="T12">Function to pause future threads till current thread is completed</text:span></text:p>
        </text:list-item>
        <text:list-item>
          <text:p text:style-name="P19">void Join :: Use_n_Pages(int n): <text:span text:style-name="T12">Function to decide number of pages to be used</text:span></text:p>
        </text:list-item>
      </text:list>
      <text:p text:style-name="P15"/>
      <text:p text:style-name="P15"><text:span text:style-name="T10">project.cc</text:span>:</text:p>
      <text:list xml:id="list4063952862" text:style-name="L4">
        <text:list-item>
          <text:p text:style-name="P20"><text:soft-page-break/>void *project_thr(void *a): <text:span text:style-name="T12">Function to create a thread for the Project</text:span></text:p>
        </text:list-item>
        <text:list-item>
          <text:p text:style-name="P20">Project :: Project(): <text:span text:style-name="T12">Constructor of the class to initialize initial argument</text:span></text:p>
        </text:list-item>
        <text:list-item>
          <text:p text:style-name="P20">Project :: ~Project(): <text:span text:style-name="T13">Destructor of the class to destroy class variable</text:span></text:p>
        </text:list-item>
        <text:list-item>
          <text:p text:style-name="P21">void Project :: Run(Pipe *in_pipe, Pipe *out_pipe, int *keep, int atts_in, int atts_out): <text:span text:style-name="T11">Public function called from outside the class to start the Project selection</text:span></text:p>
        </text:list-item>
        <text:list-item>
          <text:p text:style-name="P21">void Project :: WaitUntilDone(): <text:span text:style-name="T12">Function to pause future threads till current thread is completed</text:span></text:p>
        </text:list-item>
        <text:list-item>
          <text:p text:style-name="P21">void Project :: Use_n_Pages(int n): <text:span text:style-name="T12">Function to decide number of pages to be used</text:span></text:p>
        </text:list-item>
      </text:list>
      <text:p text:style-name="P15"/>
      <text:p text:style-name="P16"><text:span text:style-name="T10">rem_dup.cc</text:span>:</text:p>
      <text:list xml:id="list3805740850" text:style-name="L5">
        <text:list-item>
          <text:p text:style-name="P22">void *dup_thr(void *a): <text:span text:style-name="T13">Function to create a thread for duplicate removal</text:span></text:p>
        </text:list-item>
        <text:list-item>
          <text:p text:style-name="P23">DuplicateRemoval :: DuplicateRemoval(): <text:span text:style-name="T12">Constructor of the class to initialize initial argument</text:span></text:p>
        </text:list-item>
        <text:list-item>
          <text:p text:style-name="P23">DuplicateRemoval :: ~DuplicateRemoval(): <text:span text:style-name="T13">Destructor of the class to destroy class variable</text:span></text:p>
        </text:list-item>
        <text:list-item>
          <text:p text:style-name="P23">void DuplicateRemoval :: Run(Pipe *in_pipe, Pipe *out_pipe, Schema *sch): <text:span text:style-name="T11">Public function called from outside the class to start the duplicate removal operation</text:span></text:p>
        </text:list-item>
        <text:list-item>
          <text:p text:style-name="P23">void DuplicateRemoval :: WaitUntilDone(): <text:span text:style-name="T12">Function to pause future threads till current thread is completed</text:span></text:p>
        </text:list-item>
        <text:list-item>
          <text:p text:style-name="P23">void DuplicateRemoval :: Use_n_Pages(int n): <text:span text:style-name="T12">Function to decide number of pages to be used</text:span></text:p>
        </text:list-item>
      </text:list>
      <text:p text:style-name="P16"/>
      <text:p text:style-name="P16"><text:span text:style-name="T10">sel_file.cc</text:span>:</text:p>
      <text:list xml:id="list2169470941" text:style-name="L6">
        <text:list-item>
          <text:p text:style-name="P24">void *file_thr(void *input): <text:span text:style-name="T13">Function to create a thread for file selection</text:span></text:p>
        </text:list-item>
        <text:list-item>
          <text:p text:style-name="P25">SelectFile :: SelectFile(): <text:span text:style-name="T12">Constructor of the class to initialize initial argument</text:span></text:p>
        </text:list-item>
        <text:list-item>
          <text:p text:style-name="P25">SelectFile :: ~SelectFile(): <text:span text:style-name="T13">Destructor of the class to destroy class variable</text:span></text:p>
        </text:list-item>
        <text:list-item>
          <text:p text:style-name="P25">void SelectFile :: Run(DBFile *dbf, Pipe *out_pipe, CNF *cnf, Record *literal): <text:span text:style-name="T11">Public function called from outside the class to start the File selection</text:span></text:p>
        </text:list-item>
        <text:list-item>
          <text:p text:style-name="P25">void SelectFile :: WaitUntilDone(): <text:span text:style-name="T12">Function to pause future threads till current thread is completed</text:span></text:p>
        </text:list-item>
        <text:list-item>
          <text:p text:style-name="P25">void SelectFile :: Use_n_Pages(int n): <text:span text:style-name="T12">Function to decide number of pages to be used</text:span></text:p>
        </text:list-item>
      </text:list>
      <text:p text:style-name="P16"/>
      <text:p text:style-name="P16"><text:span text:style-name="T10">sel_pipe.cc</text:span>:</text:p>
      <text:list xml:id="list191237813" text:style-name="L7">
        <text:list-item>
          <text:p text:style-name="P26">void *pipe_thr(void *a): <text:span text:style-name="T13">Function to create a thread for pipe selection</text:span></text:p>
        </text:list-item>
        <text:list-item>
          <text:p text:style-name="P27">SelectPipe :: SelectPipe(): <text:span text:style-name="T12">Constructor of the class to initialize initial argument</text:span></text:p>
        </text:list-item>
        <text:list-item>
          <text:p text:style-name="P27">SelectPipe :: ~SelectPipe(): <text:span text:style-name="T13">Destructor of the class to destroy class variable</text:span></text:p>
        </text:list-item>
        <text:list-item>
          <text:p text:style-name="P27">void SelectPipe :: Run(Pipe *in_pipe, Pipe *out_pipe, CNF *cnf, Record *literal): <text:span text:style-name="T11">Public function called from outside the class to start the Pipe selection</text:span></text:p>
        </text:list-item>
        <text:list-item>
          <text:p text:style-name="P27">void SelectPipe :: WaitUntilDone(): <text:span text:style-name="T12">Function to pause future threads till current thread is completed</text:span></text:p>
        </text:list-item>
        <text:list-item>
          <text:p text:style-name="P27">void SelectPipe :: Use_n_Pages(int n): <text:span text:style-name="T12">Function to decide number of pages to be used</text:span></text:p>
        </text:list-item>
      </text:list>
      <text:p text:style-name="P16"/>
      <text:p text:style-name="P16"><text:span text:style-name="T10">sum.cc</text:span>:</text:p>
      <text:list xml:id="list2490090927" text:style-name="L8">
        <text:list-item>
          <text:p text:style-name="P28">void get_sum_rec(struct sum_args *arg, int *int_res, double *double_res): <text:span text:style-name="T13">Function to sum the given records</text:span></text:p>
        </text:list-item>
        <text:list-item>
          <text:p text:style-name="P28"><text:soft-page-break/>void *sum_thr(void *a): <text:span text:style-name="T13">Function to create a thread for sum</text:span></text:p>
        </text:list-item>
        <text:list-item>
          <text:p text:style-name="P29">Sum :: Sum(): <text:span text:style-name="T12">Constructor of the class to initialize initial argument</text:span></text:p>
        </text:list-item>
        <text:list-item>
          <text:p text:style-name="P29">Sum :: ~Sum(): <text:span text:style-name="T13">Destructor of the class to destroy class variable</text:span></text:p>
        </text:list-item>
        <text:list-item>
          <text:p text:style-name="P29">void Sum :: Run(Pipe *in_pipe, Pipe *out_pipe, Function *func): <text:span text:style-name="T11">Public function called from outside the class to start the Sum operation</text:span></text:p>
        </text:list-item>
        <text:list-item>
          <text:p text:style-name="P29">void Sum :: WaitUntilDone(): <text:span text:style-name="T12">Function to pause future threads till current thread is completed</text:span></text:p>
        </text:list-item>
        <text:list-item>
          <text:p text:style-name="P29">void Sum :: Use_n_Pages(int n): <text:span text:style-name="T12">Function to decide number of pages to be used</text:span></text:p>
        </text:list-item>
      </text:list>
      <text:p text:style-name="P16"/>
      <text:p text:style-name="P16"><text:span text:style-name="T10">write.cc</text:span>:</text:p>
      <text:list xml:id="list4135836267" text:style-name="L9">
        <text:list-item>
          <text:p text:style-name="P30">void *write_thr(void *a): <text:span text:style-name="T13">Function to create a thread for writing file</text:span></text:p>
        </text:list-item>
        <text:list-item>
          <text:p text:style-name="P31">WriteOut :: WriteOut(): <text:span text:style-name="T12">Constructor of the class to initialize initial argument</text:span></text:p>
        </text:list-item>
        <text:list-item>
          <text:p text:style-name="P31">WriteOut :: ~WriteOut(): <text:span text:style-name="T13">Destructor of the class to destroy class variable</text:span></text:p>
        </text:list-item>
        <text:list-item>
          <text:p text:style-name="P31">void WriteOut :: Run(Pipe *in_pipe, FILE *f, Schema *sch): <text:span text:style-name="T11">Public function called from outside the class to start the writing file</text:span></text:p>
        </text:list-item>
        <text:list-item>
          <text:p text:style-name="P31">void WriteOut :: WaitUntilDone(): <text:span text:style-name="T12">Function to pause future threads till current thread is completed</text:span></text:p>
        </text:list-item>
        <text:list-item>
          <text:p text:style-name="P31">void WriteOut :: Use_n_Pages(int n): <text:span text:style-name="T12">Function to decide number of pages to be use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 fo:hyphenate="false" fo:hyphenation-remain-char-count="2" fo:hyphenation-push-char-count="2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" text:bullet-char="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3T18:30:50.734819279</dc:date>
    <meta:editing-duration>PT58M5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4" meta:paragraph-count="102" meta:word-count="1207" meta:character-count="7696" meta:non-whitespace-character-count="6645"/>
  </office:meta>
</office:document-meta>
</file>